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31D5626C603104B0.png" manifest:media-type="image/png"/>
  <manifest:file-entry manifest:full-path="Pictures/1000000000000280000001E00EA383E146FE3891.png" manifest:media-type="image/png"/>
  <manifest:file-entry manifest:full-path="Pictures/1000000100000280000001E0C70C3E7F483E1993.png" manifest:media-type="image/png"/>
  <manifest:file-entry manifest:full-path="Pictures/1000000000000280000001E05BC80232FC617FA1.png" manifest:media-type="image/png"/>
  <manifest:file-entry manifest:full-path="Pictures/1000000000000280000001E00E76A7F016F11E74.png" manifest:media-type="image/png"/>
  <manifest:file-entry manifest:full-path="Pictures/1000000000000280000001E06C79D9826F4385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709cm" svg:y="-1.766cm" svg:width="9.876cm" svg:height="7.408cm" draw:z-index="0"><draw:image xlink:href="Pictures/1000000000000280000001E06C79D9826F43855C.png" xlink:type="simple" xlink:show="embed" xlink:actuate="onLoad" draw:mime-type="image/png"/></draw:frame><draw:frame draw:style-name="fr1" draw:name="Image2" text:anchor-type="char" svg:x="8.946cm" svg:y="-1.736cm" svg:width="9.798cm" svg:height="7.347cm" draw:z-index="1"><draw:image xlink:href="Pictures/1000000000000280000001E00E76A7F016F11E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8.019cm" svg:y="0.455cm" svg:width="10.98cm" svg:height="8.234cm" draw:z-index="3"><draw:image xlink:href="Pictures/1000000000000280000001E00EA383E146FE3891.png" xlink:type="simple" xlink:show="embed" xlink:actuate="onLoad" draw:mime-type="image/png"/></draw:frame></text:p>
      <text:p text:style-name="Standard"><draw:frame draw:style-name="fr1" draw:name="Image3" text:anchor-type="char" svg:x="-1.817cm" svg:y="0.055cm" svg:width="9.151cm" svg:height="8.403cm" draw:z-index="2"><draw:image xlink:href="Pictures/1000000000000280000001E05BC80232FC617FA1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x="-1.503cm" svg:y="10.172cm" svg:width="10.784cm" svg:height="8.087cm" draw:z-index="4"><draw:image xlink:href="Pictures/1000000100000280000001E0C70C3E7F483E1993.png" xlink:type="simple" xlink:show="embed" xlink:actuate="onLoad" draw:mime-type="image/png"/></draw:frame><draw:frame draw:style-name="fr1" draw:name="Image6" text:anchor-type="char" svg:x="8.049cm" svg:y="10.112cm" svg:width="10.95cm" svg:height="8.213cm" draw:z-index="5"><draw:image xlink:href="Pictures/1000000100000280000001E031D5626C603104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1:49:51.687282944</meta:creation-date>
    <dc:date>2022-10-05T12:00:19.205525465</dc:date>
    <meta:editing-duration>PT7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3.2.2$Linux_X86_64 LibreOffice_project/49f2b1bff42cfccbd8f788c8dc32c1c309559be0</meta:generator>
  </office:meta>
</office:document-meta>
</file>